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Parser.putAll( Map &lt; ? extends String , ? extends Object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Numb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Value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Parser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Subkey( String sub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alueParser.getLocal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hasSubkey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alueParser.ValueParser( Map &lt; String , Object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Parser.Valu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Parser.getNumber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Doubl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AllowSub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Double( String key , Double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Parser.getInteg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Int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String( String key , String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Parser.exist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Doubl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Locale( String key , Locale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Parser.getNumber( String key , Number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Parser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Boolean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Boolean( String key , Boolean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Parser.setAllowSubkeys(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Local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Boolea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Double( String key , double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Pars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Int( String key , int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Parser.getString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Integer( String key , Integer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Parser.getStri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configure( ValueParser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ueParser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Value( String key , Object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Parser.setSource( Map &lt; String , Object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arser.getValues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Parser.getBoolean( String key , boolean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